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 svg:font-family="'Hiragino Kaku Gothic ProN', Meiryo, 'ＭＳ Ｐゴシック', Arial,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paragraph-properties fo:text-align="center" style:justify-single-word="false"/>
      <style:text-properties officeooo:rsid="00033d94" officeooo:paragraph-rsid="00033d94" style:language-asian="ja" style:country-asian="JP"/>
    </style:style>
    <style:style style:name="P3" style:family="paragraph" style:parent-style-name="Standard">
      <style:paragraph-properties fo:text-align="end" style:justify-single-word="false"/>
      <style:text-properties officeooo:rsid="00033d94" officeooo:paragraph-rsid="00033d94" style:language-asian="ja" style:country-asian="JP"/>
    </style:style>
    <style:style style:name="P4" style:family="paragraph" style:parent-style-name="Standard">
      <style:paragraph-properties fo:text-align="start" style:justify-single-word="false"/>
      <style:text-properties fo:font-variant="normal" fo:text-transform="none" fo:color="#222222" fo:letter-spacing="normal" officeooo:paragraph-rsid="000dde89" style:font-name-asian="sans-serif" style:font-size-asian="11.25pt" style:language-asian="ja" style:country-asian="JP" style:font-style-asian="normal" style:font-weight-asian="normal"/>
    </style:style>
    <style:style style:name="P5" style:family="paragraph" style:parent-style-name="Standard">
      <style:paragraph-properties fo:text-align="start" style:justify-single-word="false"/>
      <style:text-properties fo:font-variant="normal" fo:text-transform="none" fo:color="#222222" fo:letter-spacing="normal" officeooo:paragraph-rsid="00048f24" style:font-name-asian="sans-serif" style:font-size-asian="11.25pt" style:language-asian="ja" style:country-asian="JP" style:font-style-asian="normal" style:font-weight-asian="normal"/>
    </style:style>
    <style:style style:name="P6" style:family="paragraph" style:parent-style-name="Standard">
      <style:paragraph-properties fo:text-align="start" style:justify-single-word="false"/>
      <style:text-properties fo:font-variant="normal" fo:text-transform="none" fo:color="#222222" fo:letter-spacing="normal" officeooo:paragraph-rsid="000f7fcf" style:font-name-asian="sans-serif" style:font-size-asian="11.25pt" style:language-asian="ja" style:country-asian="JP" style:font-style-asian="normal" style:font-weight-asian="normal"/>
    </style:style>
    <style:style style:name="P7" style:family="paragraph" style:parent-style-name="Standard">
      <style:paragraph-properties fo:text-align="start" style:justify-single-word="false"/>
      <style:text-properties fo:font-variant="normal" fo:text-transform="none" fo:color="#222222" fo:letter-spacing="normal" officeooo:rsid="00106252" officeooo:paragraph-rsid="00106252" style:font-name-asian="sans-serif" style:font-size-asian="11.25pt" style:language-asian="ja" style:country-asian="JP" style:font-style-asian="normal" style:font-weight-asian="normal"/>
    </style:style>
    <style:style style:name="P8" style:family="paragraph" style:parent-style-name="Standard">
      <style:paragraph-properties fo:text-align="center" style:justify-single-word="false"/>
      <style:text-properties officeooo:rsid="000f7fcf" officeooo:paragraph-rsid="000f7fcf" style:language-asian="ja" style:country-asian="JP"/>
    </style:style>
    <style:style style:name="P9" style:family="paragraph" style:parent-style-name="Standard">
      <style:paragraph-properties fo:text-align="center" style:justify-single-word="false"/>
      <style:text-properties officeooo:rsid="000f7fcf" officeooo:paragraph-rsid="000fc664" style:language-asian="ja" style:country-asian="JP"/>
    </style:style>
    <style:style style:name="P10" style:family="paragraph" style:parent-style-name="Standard">
      <style:paragraph-properties fo:text-align="start" style:justify-single-word="false"/>
      <style:text-properties officeooo:paragraph-rsid="00048f24"/>
    </style:style>
    <style:style style:name="P11" style:family="paragraph" style:parent-style-name="Standard">
      <style:paragraph-properties fo:text-align="start" style:justify-single-word="false"/>
      <style:text-properties officeooo:paragraph-rsid="000fc664"/>
    </style:style>
    <style:style style:name="P12" style:family="paragraph" style:parent-style-name="Standard">
      <style:paragraph-properties fo:text-align="start" style:justify-single-word="false"/>
      <style:text-properties officeooo:paragraph-rsid="00106252"/>
    </style:style>
    <style:style style:name="T1" style:family="text">
      <style:text-properties officeooo:rsid="0004f664"/>
    </style:style>
    <style:style style:name="T2" style:family="text">
      <style:text-properties fo:font-variant="normal" fo:text-transform="none" fo:color="#222222" fo:letter-spacing="normal" style:font-name-asian="sans-serif" style:font-size-asian="11.25pt" style:language-asian="ja" style:country-asian="JP" style:font-style-asian="normal" style:font-weight-asian="normal"/>
    </style:style>
    <style:style style:name="T3" style:family="text">
      <style:text-properties fo:font-variant="normal" fo:text-transform="none" fo:color="#222222" fo:letter-spacing="normal" officeooo:rsid="00106252" style:font-name-asian="sans-serif" style:font-size-asian="11.25pt" style:language-asian="ja" style:country-asian="JP" style:font-style-asian="normal" style:font-weight-asian="normal"/>
    </style:style>
    <style:style style:name="T4" style:family="text">
      <style:text-properties fo:font-variant="normal" fo:text-transform="none" fo:color="#000000" fo:letter-spacing="normal" style:font-name-asian="Hiragino Kaku Gothic ProN" style:font-size-asian="9.75pt" style:font-style-asian="normal" style:font-weight-asian="normal"/>
    </style:style>
    <style:style style:name="T5" style:family="text">
      <style:text-properties fo:font-variant="normal" fo:text-transform="none" fo:color="#000000" fo:letter-spacing="normal" style:font-name-asian="Hiragino Kaku Gothic ProN" style:font-size-asian="9.75pt" style:language-asian="ja" style:country-asian="JP" style:font-style-asian="normal" style:font-weight-asian="normal"/>
    </style:style>
    <style:style style:name="T6" style:family="text">
      <style:text-properties officeooo:rsid="000fc66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株式会社日本ファルコム様</text:p>
      <text:p text:style-name="P1"/>
      <text:p text:style-name="P8">軌跡シリーズに取り入れたいもの</text:p>
      <text:p text:style-name="P8">リンクシステム追加要素「リンクムーブ」</text:p>
      <text:p text:style-name="P2"/>
      <text:p text:style-name="P3">令和2年<text:span text:style-name="T1">3</text:span>月<text:span text:style-name="T1">23</text:span>日</text:p>
      <text:p text:style-name="P3">宮坂　冬哉</text:p>
      <text:p text:style-name="P3"/>
      <text:p text:style-name="P4">現在リンクアタックには「追撃」「ラッシュ」「バースト」がありますが、新たに「ムーブ」を提案したいです。</text:p>
      <text:p text:style-name="P4"/>
      <text:p text:style-name="P4">ムーブについて</text:p>
      <text:p text:style-name="P4"/>
      <text:p text:style-name="P4">ムーブは移動コマンドと同じことが行えます。</text:p>
      <text:p text:style-name="P4">攻撃したキャラではなく、リンクしているメンバーが移動することができます。</text:p>
      <text:p text:style-name="P4">移動できる範囲はMOVを参考にします。</text:p>
      <text:p text:style-name="P4"/>
      <text:p text:style-name="P4"/>
      <text:p text:style-name="P4">ムーブ実装理由</text:p>
      <text:p text:style-name="P4"/>
      <text:p text:style-name="P6">自己を範囲とするクラフト・アーツを使うキャラがいる場合は移動を行いたい場合が多々あります。</text:p>
      <text:p text:style-name="P6">しかし、移動はターンを消費してしまい、上記のクラフト・アーツが間に合わないことがあります。</text:p>
      <text:p text:style-name="P6">上記の場面にならない様にリンクアタックに組み込めばそのような事態も防げますし、</text:p>
      <text:p text:style-name="P6">特に回復・アーツ攻撃キャラの移動、BPの温存が捗れます。</text:p>
      <text:p text:style-name="P6"/>
      <text:p text:style-name="P6"/>
      <text:p text:style-name="P6"/>
      <text:p text:style-name="P6"/>
      <text:p text:style-name="P6"/>
      <text:p text:style-name="P6"/>
      <text:p text:style-name="P6"/>
      <text:p text:style-name="P6"/>
      <text:p text:style-name="P9">軌跡シリーズに取り入れたいもの</text:p>
      <text:p text:style-name="P9"><text:span text:style-name="T4">機甲兵カスタマイズ</text:span></text:p>
      <text:p text:style-name="P5"/>
      <text:p text:style-name="P11"><text:span text:style-name="T2">閃の軌跡のバイクのように</text:span><text:span text:style-name="T4">機甲兵</text:span> <text:span text:style-name="T2">にもカスタマイズ要素がが欲しいと感じました。(ヴァリマールなどを除く)</text:span></text:p>
      <text:p text:style-name="P5">要望カスタマイズ要素は以下の内容です。</text:p>
      <text:p text:style-name="P5">・騎神カラー</text:p>
      <text:p text:style-name="P5">・武器カラー</text:p>
      <text:p text:style-name="P5">・武器形態(見た目：ラウラの大剣　等)</text:p>
      <text:p text:style-name="P10"><text:span text:style-name="T2">・騎神・</text:span><text:span text:style-name="T4">機甲兵</text:span><text:span text:style-name="T5">専用見た目変更アイテムの実装(顔の部分をみっしぃにするアイテムなど)</text:span></text:p>
      <text:p text:style-name="P5"/>
      <text:p text:style-name="P5"/>
      <text:p text:style-name="P7">実装理由</text:p>
      <text:p text:style-name="P12"><text:span text:style-name="T3">騎神・</text:span><text:span text:style-name="T4">機甲兵</text:span><text:span text:style-name="T5">戦は敵の弱点が分かった後ははっきり言ってやることが決まり切ってしまい、</text:span></text:p>
      <text:p text:style-name="P12"><text:span text:style-name="T5">マンネリ化してしまいます。それを少しでも解消するため、カスタマイズ要素を追加し、</text:span></text:p>
      <text:p text:style-name="P12"><text:span text:style-name="T5">騎神・機甲兵に愛着・次の戦いではどんなカスタマイズにするかななどの考察をして頂ければと</text:span></text:p>
      <text:p text:style-name="P12"><text:span text:style-name="T5">考えました。</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 svg:font-family="'Hiragino Kaku Gothic ProN', Meiryo, 'ＭＳ Ｐゴシック', Arial,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8M33S</meta:editing-duration>
    <meta:editing-cycles>8</meta:editing-cycles>
    <meta:generator>LibreOffice/5.4.1.2$Windows_x86 LibreOffice_project/ea7cb86e6eeb2bf3a5af73a8f7777ac570321527</meta:generator>
    <dc:date>2020-03-23T06:25:46.221000000</dc:date>
    <meta:document-statistic meta:table-count="0" meta:image-count="0" meta:object-count="0" meta:page-count="1" meta:paragraph-count="28" meta:word-count="651" meta:character-count="658" meta:non-whitespace-character-count="655"/>
    <meta:user-defined meta:name="Info 1"/>
    <meta:user-defined meta:name="Info 2"/>
    <meta:user-defined meta:name="Info 3"/>
    <meta:user-defined meta:name="Info 4"/>
  </office:meta>
</office:document-meta>
</file>